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6931in" table:align="margins"/>
    </style:style>
    <style:style style:name="RegularSustainableConsumption.A" style:family="table-column">
      <style:table-column-properties style:column-width="1.6729in" style:rel-column-width="16380*"/>
    </style:style>
    <style:style style:name="RegularSustainableConsumption.B" style:family="table-column">
      <style:table-column-properties style:column-width="1.6736in" style:rel-column-width="16387*"/>
    </style:style>
    <style:style style:name="RegularSustainableConsumption.D" style:family="table-column">
      <style:table-column-properties style:column-width="1.6736in" style:rel-column-width="16388*"/>
    </style:style>
    <style:style style:name="RegularSustainableConsumption.A1" style:family="table-cell">
      <style:table-cell-properties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fo:padding="0.0382in" fo:border-left="none" fo:border-right="none" fo:border-top="none" fo:border-bottom="0.05pt solid #000000"/>
    </style:style>
    <style:style style:name="RegularSustainableConsumption.C3" style:family="table-cell">
      <style:table-cell-properties fo:padding="0.0382in" fo:border-left="none" fo:border-right="none" fo:border-top="none" fo:border-bottom="0.05pt solid #000000"/>
    </style:style>
    <style:style style:name="RegularSustainableConsumption.D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fo:padding="0.0382in" fo:border-left="none" fo:border-right="none" fo:border-top="none" fo:border-bottom="0.05pt solid #000000"/>
    </style:style>
    <style:style style:name="RegularSustainableConsumption.C4" style:family="table-cell">
      <style:table-cell-properties fo:padding="0.0382in" fo:border-left="none" fo:border-right="none" fo:border-top="none" fo:border-bottom="0.05pt solid #000000"/>
    </style:style>
    <style:style style:name="RegularSustainableConsumption.D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fo:padding="0.0382in" fo:border-left="none" fo:border-right="none" fo:border-top="none" fo:border-bottom="0.05pt solid #000000"/>
    </style:style>
    <style:style style:name="RegularSustainableConsumption.C5" style:family="table-cell">
      <style:table-cell-properties fo:padding="0.0382in" fo:border-left="none" fo:border-right="none" fo:border-top="none" fo:border-bottom="0.05pt solid #000000"/>
    </style:style>
    <style:style style:name="RegularSustainableConsumption.D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fo:padding="0.0382in" fo:border-left="none" fo:border-right="none" fo:border-top="none" fo:border-bottom="0.05pt solid #000000"/>
    </style:style>
    <style:style style:name="RegularSustainableConsumption.C6" style:family="table-cell">
      <style:table-cell-properties fo:padding="0.0382in" fo:border-left="none" fo:border-right="none" fo:border-top="none" fo:border-bottom="0.05pt solid #000000"/>
    </style:style>
    <style:style style:name="RegularSustainableConsumption.D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fo:padding="0.0382in" fo:border-left="none" fo:border-right="none" fo:border-top="none" fo:border-bottom="0.05pt solid #000000"/>
    </style:style>
    <style:style style:name="RegularSustainableConsumption.C7" style:family="table-cell">
      <style:table-cell-properties fo:padding="0.0382in" fo:border-left="none" fo:border-right="none" fo:border-top="none" fo:border-bottom="0.05pt solid #000000"/>
    </style:style>
    <style:style style:name="RegularSustainableConsumption.D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fo:padding="0.0382in" fo:border-left="none" fo:border-right="none" fo:border-top="none" fo:border-bottom="0.05pt solid #000000"/>
    </style:style>
    <style:style style:name="RegularSustainableConsumption.C8" style:family="table-cell">
      <style:table-cell-properties fo:padding="0.0382in" fo:border-left="none" fo:border-right="none" fo:border-top="none" fo:border-bottom="0.05pt solid #000000"/>
    </style:style>
    <style:style style:name="RegularSustainableConsumption.D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fo:padding="0.0382in" fo:border-left="none" fo:border-right="none" fo:border-top="none" fo:border-bottom="0.05pt solid #000000"/>
    </style:style>
    <style:style style:name="RegularSustainableConsumption.C9" style:family="table-cell">
      <style:table-cell-properties fo:padding="0.0382in" fo:border-left="none" fo:border-right="none" fo:border-top="none" fo:border-bottom="0.05pt solid #000000"/>
    </style:style>
    <style:style style:name="RegularSustainableConsumption.D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fo:padding="0.0382in" fo:border-left="none" fo:border-right="none" fo:border-top="none" fo:border-bottom="0.05pt solid #000000"/>
    </style:style>
    <style:style style:name="RegularSustainableConsumption.C10" style:family="table-cell">
      <style:table-cell-properties fo:padding="0.0382in" fo:border-left="none" fo:border-right="none" fo:border-top="none" fo:border-bottom="0.05pt solid #000000"/>
    </style:style>
    <style:style style:name="RegularSustainableConsumption.D1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fo:padding="0.0382in" fo:border-left="none" fo:border-right="none" fo:border-top="none" fo:border-bottom="0.05pt solid #000000"/>
    </style:style>
    <style:style style:name="RegularSustainableConsumption.C11" style:family="table-cell">
      <style:table-cell-properties fo:padding="0.0382in" fo:border-left="none" fo:border-right="none" fo:border-top="none" fo:border-bottom="0.05pt solid #000000"/>
    </style:style>
    <style:style style:name="RegularSustainableConsumption.D1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fo:padding="0.0382in" fo:border-left="none" fo:border-right="none" fo:border-top="none" fo:border-bottom="0.05pt solid #000000"/>
    </style:style>
    <style:style style:name="RegularSustainableConsumption.C12" style:family="table-cell">
      <style:table-cell-properties fo:padding="0.0382in" fo:border-left="none" fo:border-right="none" fo:border-top="none" fo:border-bottom="0.05pt solid #000000"/>
    </style:style>
    <style:style style:name="RegularSustainableConsumption.D1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fo:padding="0.0382in" fo:border-left="none" fo:border-right="none" fo:border-top="none" fo:border-bottom="0.05pt solid #000000"/>
    </style:style>
    <style:style style:name="RegularSustainableConsumption.C13" style:family="table-cell">
      <style:table-cell-properties fo:padding="0.0382in" fo:border-left="none" fo:border-right="none" fo:border-top="none" fo:border-bottom="0.05pt solid #000000"/>
    </style:style>
    <style:style style:name="RegularSustainableConsumption.D1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fo:padding="0.0382in" fo:border-left="none" fo:border-right="none" fo:border-top="none" fo:border-bottom="0.05pt solid #000000"/>
    </style:style>
    <style:style style:name="RegularSustainableConsumption.C14" style:family="table-cell">
      <style:table-cell-properties fo:padding="0.0382in" fo:border-left="none" fo:border-right="none" fo:border-top="none" fo:border-bottom="0.05pt solid #000000"/>
    </style:style>
    <style:style style:name="RegularSustainableConsumption.D1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fo:padding="0.0382in" fo:border-left="none" fo:border-right="none" fo:border-top="none" fo:border-bottom="0.05pt solid #000000"/>
    </style:style>
    <style:style style:name="RegularSustainableConsumption.C15" style:family="table-cell">
      <style:table-cell-properties fo:padding="0.0382in" fo:border-left="none" fo:border-right="none" fo:border-top="none" fo:border-bottom="0.05pt solid #000000"/>
    </style:style>
    <style:style style:name="RegularSustainableConsumption.D1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fo:padding="0.0382in" fo:border-left="none" fo:border-right="none" fo:border-top="none" fo:border-bottom="0.05pt solid #000000"/>
    </style:style>
    <style:style style:name="RegularSustainableConsumption.C16" style:family="table-cell">
      <style:table-cell-properties fo:padding="0.0382in" fo:border-left="none" fo:border-right="none" fo:border-top="none" fo:border-bottom="0.05pt solid #000000"/>
    </style:style>
    <style:style style:name="RegularSustainableConsumption.D1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fo:padding="0.0382in" fo:border-left="none" fo:border-right="none" fo:border-top="none" fo:border-bottom="0.05pt solid #000000"/>
    </style:style>
    <style:style style:name="RegularSustainableConsumption.C17" style:family="table-cell">
      <style:table-cell-properties fo:padding="0.0382in" fo:border-left="none" fo:border-right="none" fo:border-top="none" fo:border-bottom="0.05pt solid #000000"/>
    </style:style>
    <style:style style:name="RegularSustainableConsumption.D1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fo:padding="0.0382in" fo:border-left="none" fo:border-right="none" fo:border-top="none" fo:border-bottom="0.05pt solid #000000"/>
    </style:style>
    <style:style style:name="RegularSustainableConsumption.C18" style:family="table-cell">
      <style:table-cell-properties fo:padding="0.0382in" fo:border-left="none" fo:border-right="none" fo:border-top="none" fo:border-bottom="0.05pt solid #000000"/>
    </style:style>
    <style:style style:name="RegularSustainableConsumption.D1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fo:padding="0.0382in" fo:border-left="none" fo:border-right="none" fo:border-top="none" fo:border-bottom="0.05pt solid #000000"/>
    </style:style>
    <style:style style:name="RegularSustainableConsumption.C19" style:family="table-cell">
      <style:table-cell-properties fo:padding="0.0382in" fo:border-left="none" fo:border-right="none" fo:border-top="none" fo:border-bottom="0.05pt solid #000000"/>
    </style:style>
    <style:style style:name="RegularSustainableConsumption.D1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fo:padding="0.0382in" fo:border-left="none" fo:border-right="none" fo:border-top="none" fo:border-bottom="0.05pt solid #000000"/>
    </style:style>
    <style:style style:name="RegularSustainableConsumption.C20" style:family="table-cell">
      <style:table-cell-properties fo:padding="0.0382in" fo:border-left="none" fo:border-right="none" fo:border-top="none" fo:border-bottom="0.05pt solid #000000"/>
    </style:style>
    <style:style style:name="RegularSustainableConsumption.D2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fo:padding="0.0382in" fo:border-left="none" fo:border-right="none" fo:border-top="none" fo:border-bottom="0.05pt solid #000000"/>
    </style:style>
    <style:style style:name="RegularSustainableConsumption.C21" style:family="table-cell">
      <style:table-cell-properties fo:padding="0.0382in" fo:border-left="none" fo:border-right="none" fo:border-top="none" fo:border-bottom="0.05pt solid #000000"/>
    </style:style>
    <style:style style:name="RegularSustainableConsumption.D2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fo:padding="0.0382in" fo:border-left="none" fo:border-right="none" fo:border-top="none" fo:border-bottom="0.05pt solid #000000"/>
    </style:style>
    <style:style style:name="RegularSustainableConsumption.C22" style:family="table-cell">
      <style:table-cell-properties fo:padding="0.0382in" fo:border-left="none" fo:border-right="none" fo:border-top="none" fo:border-bottom="0.05pt solid #000000"/>
    </style:style>
    <style:style style:name="RegularSustainableConsumption.D2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fo:padding="0.0382in" fo:border-left="none" fo:border-right="none" fo:border-top="none" fo:border-bottom="0.05pt solid #000000"/>
    </style:style>
    <style:style style:name="RegularSustainableConsumption.C23" style:family="table-cell">
      <style:table-cell-properties fo:padding="0.0382in" fo:border-left="none" fo:border-right="none" fo:border-top="none" fo:border-bottom="0.05pt solid #000000"/>
    </style:style>
    <style:style style:name="RegularSustainableConsumption.D2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fo:padding="0.0382in" fo:border-left="none" fo:border-right="none" fo:border-top="none" fo:border-bottom="0.05pt solid #000000"/>
    </style:style>
    <style:style style:name="RegularSustainableConsumption.C24" style:family="table-cell">
      <style:table-cell-properties fo:padding="0.0382in" fo:border-left="none" fo:border-right="none" fo:border-top="none" fo:border-bottom="0.05pt solid #000000"/>
    </style:style>
    <style:style style:name="RegularSustainableConsumption.D2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fo:padding="0.0382in" fo:border-left="none" fo:border-right="none" fo:border-top="none" fo:border-bottom="0.05pt solid #000000"/>
    </style:style>
    <style:style style:name="RegularSustainableConsumption.C25" style:family="table-cell">
      <style:table-cell-properties fo:padding="0.0382in" fo:border-left="none" fo:border-right="none" fo:border-top="none" fo:border-bottom="0.05pt solid #000000"/>
    </style:style>
    <style:style style:name="RegularSustainableConsumption.D2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fo:padding="0.0382in" fo:border-left="none" fo:border-right="none" fo:border-top="none" fo:border-bottom="0.05pt solid #000000"/>
    </style:style>
    <style:style style:name="RegularSustainableConsumption.C26" style:family="table-cell">
      <style:table-cell-properties fo:padding="0.0382in" fo:border-left="none" fo:border-right="none" fo:border-top="none" fo:border-bottom="0.05pt solid #000000"/>
    </style:style>
    <style:style style:name="RegularSustainableConsumption.D2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fo:padding="0.0382in" fo:border-left="none" fo:border-right="none" fo:border-top="none" fo:border-bottom="0.05pt solid #000000"/>
    </style:style>
    <style:style style:name="RegularSustainableConsumption.C27" style:family="table-cell">
      <style:table-cell-properties fo:padding="0.0382in" fo:border-left="none" fo:border-right="none" fo:border-top="none" fo:border-bottom="0.05pt solid #000000"/>
    </style:style>
    <style:style style:name="RegularSustainableConsumption.D2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fo:padding="0.0382in" fo:border-left="none" fo:border-right="none" fo:border-top="none" fo:border-bottom="0.05pt solid #000000"/>
    </style:style>
    <style:style style:name="RegularSustainableConsumption.C28" style:family="table-cell">
      <style:table-cell-properties fo:padding="0.0382in" fo:border-left="none" fo:border-right="none" fo:border-top="none" fo:border-bottom="0.05pt solid #000000"/>
    </style:style>
    <style:style style:name="RegularSustainableConsumption.D2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fo:padding="0.0382in" fo:border-left="none" fo:border-right="none" fo:border-top="none" fo:border-bottom="0.05pt solid #000000"/>
    </style:style>
    <style:style style:name="RegularSustainableConsumption.C29" style:family="table-cell">
      <style:table-cell-properties fo:padding="0.0382in" fo:border-left="none" fo:border-right="none" fo:border-top="none" fo:border-bottom="0.05pt solid #000000"/>
    </style:style>
    <style:style style:name="RegularSustainableConsumption.D2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fo:padding="0.0382in" fo:border-left="none" fo:border-right="none" fo:border-top="none" fo:border-bottom="0.05pt solid #000000"/>
    </style:style>
    <style:style style:name="RegularSustainableConsumption.C30" style:family="table-cell">
      <style:table-cell-properties fo:padding="0.0382in" fo:border-left="none" fo:border-right="none" fo:border-top="none" fo:border-bottom="0.05pt solid #000000"/>
    </style:style>
    <style:style style:name="RegularSustainableConsumption.D3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fo:padding="0.0382in" fo:border-left="none" fo:border-right="none" fo:border-top="none" fo:border-bottom="0.05pt solid #000000"/>
    </style:style>
    <style:style style:name="RegularSustainableConsumption.C31" style:family="table-cell">
      <style:table-cell-properties fo:padding="0.0382in" fo:border-left="none" fo:border-right="none" fo:border-top="none" fo:border-bottom="0.05pt solid #000000"/>
    </style:style>
    <style:style style:name="RegularSustainableConsumption.D3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fo:padding="0.0382in" fo:border-left="none" fo:border-right="none" fo:border-top="none" fo:border-bottom="0.05pt solid #000000"/>
    </style:style>
    <style:style style:name="RegularSustainableConsumption.C32" style:family="table-cell">
      <style:table-cell-properties fo:padding="0.0382in" fo:border-left="none" fo:border-right="none" fo:border-top="none" fo:border-bottom="0.05pt solid #000000"/>
    </style:style>
    <style:style style:name="RegularSustainableConsumption.D3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fo:padding="0.0382in" fo:border-left="none" fo:border-right="none" fo:border-top="none" fo:border-bottom="0.05pt solid #000000"/>
    </style:style>
    <style:style style:name="RegularSustainableConsumption.C33" style:family="table-cell">
      <style:table-cell-properties fo:padding="0.0382in" fo:border-left="none" fo:border-right="none" fo:border-top="none" fo:border-bottom="0.05pt solid #000000"/>
    </style:style>
    <style:style style:name="RegularSustainableConsumption.D3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fo:padding="0.0382in" fo:border-left="none" fo:border-right="none" fo:border-top="none" fo:border-bottom="0.05pt solid #000000"/>
    </style:style>
    <style:style style:name="RegularSustainableConsumption.C34" style:family="table-cell">
      <style:table-cell-properties fo:padding="0.0382in" fo:border-left="none" fo:border-right="none" fo:border-top="none" fo:border-bottom="0.05pt solid #000000"/>
    </style:style>
    <style:style style:name="RegularSustainableConsumption.D3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fo:padding="0.0382in" fo:border-left="none" fo:border-right="none" fo:border-top="none" fo:border-bottom="0.05pt solid #000000"/>
    </style:style>
    <style:style style:name="RegularSustainableConsumption.C35" style:family="table-cell">
      <style:table-cell-properties fo:padding="0.0382in" fo:border-left="none" fo:border-right="none" fo:border-top="none" fo:border-bottom="0.05pt solid #000000"/>
    </style:style>
    <style:style style:name="RegularSustainableConsumption.D3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fo:padding="0.0382in" fo:border-left="none" fo:border-right="none" fo:border-top="none" fo:border-bottom="0.05pt solid #000000"/>
    </style:style>
    <style:style style:name="RegularSustainableConsumption.C36" style:family="table-cell">
      <style:table-cell-properties fo:padding="0.0382in" fo:border-left="none" fo:border-right="none" fo:border-top="none" fo:border-bottom="0.05pt solid #000000"/>
    </style:style>
    <style:style style:name="RegularSustainableConsumption.D3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fo:padding="0.0382in" fo:border-left="none" fo:border-right="none" fo:border-top="none" fo:border-bottom="0.05pt solid #000000"/>
    </style:style>
    <style:style style:name="RegularSustainableConsumption.C37" style:family="table-cell">
      <style:table-cell-properties fo:padding="0.0382in" fo:border-left="none" fo:border-right="none" fo:border-top="none" fo:border-bottom="0.05pt solid #000000"/>
    </style:style>
    <style:style style:name="RegularSustainableConsumption.D3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fo:padding="0.0382in" fo:border-left="none" fo:border-right="none" fo:border-top="none" fo:border-bottom="0.05pt solid #000000"/>
    </style:style>
    <style:style style:name="RegularSustainableConsumption.C38" style:family="table-cell">
      <style:table-cell-properties fo:padding="0.0382in" fo:border-left="none" fo:border-right="none" fo:border-top="none" fo:border-bottom="0.05pt solid #000000"/>
    </style:style>
    <style:style style:name="RegularSustainableConsumption.D3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fo:padding="0.0382in" fo:border-left="none" fo:border-right="none" fo:border-top="none" fo:border-bottom="0.05pt solid #000000"/>
    </style:style>
    <style:style style:name="RegularSustainableConsumption.C39" style:family="table-cell">
      <style:table-cell-properties fo:padding="0.0382in" fo:border-left="none" fo:border-right="none" fo:border-top="none" fo:border-bottom="0.05pt solid #000000"/>
    </style:style>
    <style:style style:name="RegularSustainableConsumption.D3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fo:padding="0.0382in" fo:border-left="none" fo:border-right="none" fo:border-top="none" fo:border-bottom="0.05pt solid #000000"/>
    </style:style>
    <style:style style:name="RegularSustainableConsumption.C40" style:family="table-cell">
      <style:table-cell-properties fo:padding="0.0382in" fo:border-left="none" fo:border-right="none" fo:border-top="none" fo:border-bottom="0.05pt solid #000000"/>
    </style:style>
    <style:style style:name="RegularSustainableConsumption.D4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fo:padding="0.0382in" fo:border-left="none" fo:border-right="none" fo:border-top="none" fo:border-bottom="0.05pt solid #000000"/>
    </style:style>
    <style:style style:name="RegularSustainableConsumption.C41" style:family="table-cell">
      <style:table-cell-properties fo:padding="0.0382in" fo:border-left="none" fo:border-right="none" fo:border-top="none" fo:border-bottom="0.05pt solid #000000"/>
    </style:style>
    <style:style style:name="RegularSustainableConsumption.D4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fo:padding="0.0382in" fo:border-left="none" fo:border-right="none" fo:border-top="none" fo:border-bottom="0.05pt solid #000000"/>
    </style:style>
    <style:style style:name="RegularSustainableConsumption.C42" style:family="table-cell">
      <style:table-cell-properties fo:padding="0.0382in" fo:border-left="none" fo:border-right="none" fo:border-top="none" fo:border-bottom="0.05pt solid #000000"/>
    </style:style>
    <style:style style:name="RegularSustainableConsumption.D4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fo:padding="0.0382in" fo:border-left="none" fo:border-right="none" fo:border-top="none" fo:border-bottom="0.05pt solid #000000"/>
    </style:style>
    <style:style style:name="RegularSustainableConsumption.C43" style:family="table-cell">
      <style:table-cell-properties fo:padding="0.0382in" fo:border-left="none" fo:border-right="none" fo:border-top="none" fo:border-bottom="0.05pt solid #000000"/>
    </style:style>
    <style:style style:name="RegularSustainableConsumption.D4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fo:padding="0.0382in" fo:border-left="none" fo:border-right="none" fo:border-top="none" fo:border-bottom="0.05pt solid #000000"/>
    </style:style>
    <style:style style:name="RegularSustainableConsumption.C44" style:family="table-cell">
      <style:table-cell-properties fo:padding="0.0382in" fo:border-left="none" fo:border-right="none" fo:border-top="none" fo:border-bottom="0.05pt solid #000000"/>
    </style:style>
    <style:style style:name="RegularSustainableConsumption.D4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fo:padding="0.0382in" fo:border-left="none" fo:border-right="none" fo:border-top="none" fo:border-bottom="0.05pt solid #000000"/>
    </style:style>
    <style:style style:name="RegularSustainableConsumption.C45" style:family="table-cell">
      <style:table-cell-properties fo:padding="0.0382in" fo:border-left="none" fo:border-right="none" fo:border-top="none" fo:border-bottom="0.05pt solid #000000"/>
    </style:style>
    <style:style style:name="RegularSustainableConsumption.D4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fo:padding="0.0382in" fo:border-left="none" fo:border-right="none" fo:border-top="none" fo:border-bottom="0.05pt solid #000000"/>
    </style:style>
    <style:style style:name="RegularSustainableConsumption.C46" style:family="table-cell">
      <style:table-cell-properties fo:padding="0.0382in" fo:border-left="none" fo:border-right="none" fo:border-top="none" fo:border-bottom="0.05pt solid #000000"/>
    </style:style>
    <style:style style:name="RegularSustainableConsumption.D4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fo:padding="0.0382in" fo:border-left="none" fo:border-right="none" fo:border-top="none" fo:border-bottom="0.05pt solid #000000"/>
    </style:style>
    <style:style style:name="RegularSustainableConsumption.C47" style:family="table-cell">
      <style:table-cell-properties fo:padding="0.0382in" fo:border-left="none" fo:border-right="none" fo:border-top="none" fo:border-bottom="0.05pt solid #000000"/>
    </style:style>
    <style:style style:name="RegularSustainableConsumption.D4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fo:padding="0.0382in" fo:border-left="none" fo:border-right="none" fo:border-top="none" fo:border-bottom="0.05pt solid #000000"/>
    </style:style>
    <style:style style:name="RegularSustainableConsumption.C48" style:family="table-cell">
      <style:table-cell-properties fo:padding="0.0382in" fo:border-left="none" fo:border-right="none" fo:border-top="none" fo:border-bottom="0.05pt solid #000000"/>
    </style:style>
    <style:style style:name="RegularSustainableConsumption.D4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fo:padding="0.0382in" fo:border-left="none" fo:border-right="none" fo:border-top="none" fo:border-bottom="0.05pt solid #000000"/>
    </style:style>
    <style:style style:name="RegularSustainableConsumption.C49" style:family="table-cell">
      <style:table-cell-properties fo:padding="0.0382in" fo:border-left="none" fo:border-right="none" fo:border-top="none" fo:border-bottom="0.05pt solid #000000"/>
    </style:style>
    <style:style style:name="RegularSustainableConsumption.D4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fo:padding="0.0382in" fo:border-left="none" fo:border-right="none" fo:border-top="none" fo:border-bottom="0.05pt solid #000000"/>
    </style:style>
    <style:style style:name="RegularSustainableConsumption.C50" style:family="table-cell">
      <style:table-cell-properties fo:padding="0.0382in" fo:border-left="none" fo:border-right="none" fo:border-top="none" fo:border-bottom="0.05pt solid #000000"/>
    </style:style>
    <style:style style:name="RegularSustainableConsumption.D5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fo:padding="0.0382in" fo:border-left="none" fo:border-right="none" fo:border-top="none" fo:border-bottom="0.05pt solid #000000"/>
    </style:style>
    <style:style style:name="RegularSustainableConsumption.C51" style:family="table-cell">
      <style:table-cell-properties fo:padding="0.0382in" fo:border-left="none" fo:border-right="none" fo:border-top="none" fo:border-bottom="0.05pt solid #000000"/>
    </style:style>
    <style:style style:name="RegularSustainableConsumption.D5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fo:padding="0.0382in" fo:border-left="none" fo:border-right="none" fo:border-top="none" fo:border-bottom="0.05pt solid #000000"/>
    </style:style>
    <style:style style:name="RegularSustainableConsumption.C52" style:family="table-cell">
      <style:table-cell-properties fo:padding="0.0382in" fo:border-left="none" fo:border-right="none" fo:border-top="none" fo:border-bottom="0.05pt solid #000000"/>
    </style:style>
    <style:style style:name="RegularSustainableConsumption.D5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fo:padding="0.0382in" fo:border-left="none" fo:border-right="none" fo:border-top="none" fo:border-bottom="0.05pt solid #000000"/>
    </style:style>
    <style:style style:name="RegularSustainableConsumption.C53" style:family="table-cell">
      <style:table-cell-properties fo:padding="0.0382in" fo:border-left="none" fo:border-right="none" fo:border-top="none" fo:border-bottom="0.05pt solid #000000"/>
    </style:style>
    <style:style style:name="RegularSustainableConsumption.D5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fo:padding="0.0382in" fo:border-left="none" fo:border-right="none" fo:border-top="none" fo:border-bottom="0.05pt solid #000000"/>
    </style:style>
    <style:style style:name="RegularSustainableConsumption.C54" style:family="table-cell">
      <style:table-cell-properties fo:padding="0.0382in" fo:border-left="none" fo:border-right="none" fo:border-top="none" fo:border-bottom="0.05pt solid #000000"/>
    </style:style>
    <style:style style:name="RegularSustainableConsumption.D5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fo:padding="0.0382in" fo:border-left="none" fo:border-right="none" fo:border-top="none" fo:border-bottom="0.05pt solid #000000"/>
    </style:style>
    <style:style style:name="RegularSustainableConsumption.C55" style:family="table-cell">
      <style:table-cell-properties fo:padding="0.0382in" fo:border-left="none" fo:border-right="none" fo:border-top="none" fo:border-bottom="0.05pt solid #000000"/>
    </style:style>
    <style:style style:name="RegularSustainableConsumption.D5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fo:padding="0.0382in" fo:border-left="none" fo:border-right="none" fo:border-top="none" fo:border-bottom="0.05pt solid #000000"/>
    </style:style>
    <style:style style:name="RegularSustainableConsumption.C56" style:family="table-cell">
      <style:table-cell-properties fo:padding="0.0382in" fo:border-left="none" fo:border-right="none" fo:border-top="none" fo:border-bottom="0.05pt solid #000000"/>
    </style:style>
    <style:style style:name="RegularSustainableConsumption.D5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fo:padding="0.0382in" fo:border-left="none" fo:border-right="none" fo:border-top="none" fo:border-bottom="0.05pt solid #000000"/>
    </style:style>
    <style:style style:name="RegularSustainableConsumption.C57" style:family="table-cell">
      <style:table-cell-properties fo:padding="0.0382in" fo:border-left="none" fo:border-right="none" fo:border-top="none" fo:border-bottom="0.05pt solid #000000"/>
    </style:style>
    <style:style style:name="RegularSustainableConsumption.D5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fo:padding="0.0382in" fo:border-left="none" fo:border-right="none" fo:border-top="none" fo:border-bottom="0.05pt solid #000000"/>
    </style:style>
    <style:style style:name="RegularSustainableConsumption.C58" style:family="table-cell">
      <style:table-cell-properties fo:padding="0.0382in" fo:border-left="none" fo:border-right="none" fo:border-top="none" fo:border-bottom="0.05pt solid #000000"/>
    </style:style>
    <style:style style:name="RegularSustainableConsumption.D5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fo:padding="0.0382in" fo:border-left="none" fo:border-right="none" fo:border-top="none" fo:border-bottom="0.05pt solid #000000"/>
    </style:style>
    <style:style style:name="RegularSustainableConsumption.C59" style:family="table-cell">
      <style:table-cell-properties fo:padding="0.0382in" fo:border-left="none" fo:border-right="none" fo:border-top="none" fo:border-bottom="0.05pt solid #000000"/>
    </style:style>
    <style:style style:name="RegularSustainableConsumption.D5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fo:padding="0.0382in" fo:border-left="none" fo:border-right="none" fo:border-top="none" fo:border-bottom="0.05pt solid #000000"/>
    </style:style>
    <style:style style:name="RegularSustainableConsumption.C60" style:family="table-cell">
      <style:table-cell-properties fo:padding="0.0382in" fo:border-left="none" fo:border-right="none" fo:border-top="none" fo:border-bottom="0.05pt solid #000000"/>
    </style:style>
    <style:style style:name="RegularSustainableConsumption.D6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fo:padding="0.0382in" fo:border-left="none" fo:border-right="none" fo:border-top="none" fo:border-bottom="0.05pt solid #000000"/>
    </style:style>
    <style:style style:name="RegularSustainableConsumption.C61" style:family="table-cell">
      <style:table-cell-properties fo:padding="0.0382in" fo:border-left="none" fo:border-right="none" fo:border-top="none" fo:border-bottom="0.05pt solid #000000"/>
    </style:style>
    <style:style style:name="RegularSustainableConsumption.D6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fo:padding="0.0382in" fo:border-left="none" fo:border-right="none" fo:border-top="none" fo:border-bottom="0.05pt solid #000000"/>
    </style:style>
    <style:style style:name="RegularSustainableConsumption.C62" style:family="table-cell">
      <style:table-cell-properties fo:padding="0.0382in" fo:border-left="none" fo:border-right="none" fo:border-top="none" fo:border-bottom="0.05pt solid #000000"/>
    </style:style>
    <style:style style:name="RegularSustainableConsumption.D6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fo:padding="0.0382in" fo:border-left="none" fo:border-right="none" fo:border-top="none" fo:border-bottom="0.05pt solid #000000"/>
    </style:style>
    <style:style style:name="RegularSustainableConsumption.C63" style:family="table-cell">
      <style:table-cell-properties fo:padding="0.0382in" fo:border-left="none" fo:border-right="none" fo:border-top="none" fo:border-bottom="0.05pt solid #000000"/>
    </style:style>
    <style:style style:name="RegularSustainableConsumption.D6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fo:padding="0.0382in" fo:border-left="none" fo:border-right="none" fo:border-top="none" fo:border-bottom="0.05pt solid #000000"/>
    </style:style>
    <style:style style:name="RegularSustainableConsumption.C64" style:family="table-cell">
      <style:table-cell-properties fo:padding="0.0382in" fo:border-left="none" fo:border-right="none" fo:border-top="none" fo:border-bottom="0.05pt solid #000000"/>
    </style:style>
    <style:style style:name="RegularSustainableConsumption.D6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fo:padding="0.0382in" fo:border-left="none" fo:border-right="none" fo:border-top="none" fo:border-bottom="0.05pt solid #000000"/>
    </style:style>
    <style:style style:name="RegularSustainableConsumption.C65" style:family="table-cell">
      <style:table-cell-properties fo:padding="0.0382in" fo:border-left="none" fo:border-right="none" fo:border-top="none" fo:border-bottom="0.05pt solid #000000"/>
    </style:style>
    <style:style style:name="RegularSustainableConsumption.D6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fo:padding="0.0382in" fo:border-left="none" fo:border-right="none" fo:border-top="none" fo:border-bottom="0.05pt solid #000000"/>
    </style:style>
    <style:style style:name="RegularSustainableConsumption.C66" style:family="table-cell">
      <style:table-cell-properties fo:padding="0.0382in" fo:border-left="none" fo:border-right="none" fo:border-top="none" fo:border-bottom="0.05pt solid #000000"/>
    </style:style>
    <style:style style:name="RegularSustainableConsumption.D6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fo:padding="0.0382in" fo:border-left="none" fo:border-right="none" fo:border-top="none" fo:border-bottom="0.05pt solid #000000"/>
    </style:style>
    <style:style style:name="RegularSustainableConsumption.C67" style:family="table-cell">
      <style:table-cell-properties fo:padding="0.0382in" fo:border-left="none" fo:border-right="none" fo:border-top="none" fo:border-bottom="0.05pt solid #000000"/>
    </style:style>
    <style:style style:name="RegularSustainableConsumption.D6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fo:padding="0.0382in" fo:border-left="none" fo:border-right="none" fo:border-top="none" fo:border-bottom="0.05pt solid #000000"/>
    </style:style>
    <style:style style:name="RegularSustainableConsumption.C68" style:family="table-cell">
      <style:table-cell-properties fo:padding="0.0382in" fo:border-left="none" fo:border-right="none" fo:border-top="none" fo:border-bottom="0.05pt solid #000000"/>
    </style:style>
    <style:style style:name="RegularSustainableConsumption.D6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fo:padding="0.0382in" fo:border-left="none" fo:border-right="none" fo:border-top="none" fo:border-bottom="0.05pt solid #000000"/>
    </style:style>
    <style:style style:name="RegularSustainableConsumption.C69" style:family="table-cell">
      <style:table-cell-properties fo:padding="0.0382in" fo:border-left="none" fo:border-right="none" fo:border-top="none" fo:border-bottom="0.05pt solid #000000"/>
    </style:style>
    <style:style style:name="RegularSustainableConsumption.D6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fo:padding="0.0382in" fo:border-left="none" fo:border-right="none" fo:border-top="none" fo:border-bottom="0.05pt solid #000000"/>
    </style:style>
    <style:style style:name="RegularSustainableConsumption.C70" style:family="table-cell">
      <style:table-cell-properties fo:padding="0.0382in" fo:border-left="none" fo:border-right="none" fo:border-top="none" fo:border-bottom="0.05pt solid #000000"/>
    </style:style>
    <style:style style:name="RegularSustainableConsumption.D7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fo:padding="0.0382in" fo:border-left="none" fo:border-right="none" fo:border-top="none" fo:border-bottom="0.05pt solid #000000"/>
    </style:style>
    <style:style style:name="RegularSustainableConsumption.C71" style:family="table-cell">
      <style:table-cell-properties fo:padding="0.0382in" fo:border-left="none" fo:border-right="none" fo:border-top="none" fo:border-bottom="0.05pt solid #000000"/>
    </style:style>
    <style:style style:name="RegularSustainableConsumption.D71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center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  <style:text-properties officeooo:rsid="00247436" officeooo:paragraph-rsid="00247436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rsid="002e94af" officeooo:paragraph-rsid="002e94af"/>
    </style:style>
    <style:style style:name="P8" style:family="paragraph" style:parent-style-name="Table_20_Contents">
      <style:paragraph-properties fo:text-align="center" style:justify-single-word="false"/>
      <style:text-properties officeooo:rsid="002e94af" officeooo:paragraph-rsid="002e94af"/>
    </style:style>
    <style:style style:name="P9" style:family="paragraph" style:parent-style-name="Text_20_body">
      <style:text-properties officeooo:rsid="0015ad55" officeooo:paragraph-rsid="0015ad55"/>
    </style:style>
    <style:style style:name="P10" style:family="paragraph" style:parent-style-name="Text_20_body">
      <style:text-properties officeooo:rsid="0015ad55" officeooo:paragraph-rsid="00170db2"/>
    </style:style>
    <style:style style:name="P11" style:family="paragraph" style:parent-style-name="Text_20_body">
      <style:text-properties officeooo:rsid="00170db2" officeooo:paragraph-rsid="00183d96"/>
    </style:style>
    <style:style style:name="P12" style:family="paragraph" style:parent-style-name="Text_20_body">
      <style:text-properties officeooo:rsid="0019dba6" officeooo:paragraph-rsid="001f1b95"/>
    </style:style>
    <style:style style:name="P13" style:family="paragraph" style:parent-style-name="Text_20_body">
      <style:text-properties officeooo:rsid="001a99d4" officeooo:paragraph-rsid="001a99d4"/>
    </style:style>
    <style:style style:name="P14" style:family="paragraph" style:parent-style-name="Text_20_body">
      <style:text-properties officeooo:rsid="001fe14d" officeooo:paragraph-rsid="001fe14d"/>
    </style:style>
    <style:style style:name="P15" style:family="paragraph" style:parent-style-name="Table_20_Heading">
      <style:text-properties officeooo:rsid="0020692e" officeooo:paragraph-rsid="0020692e"/>
    </style:style>
    <style:style style:name="P16" style:family="paragraph" style:parent-style-name="Subtitle">
      <style:text-properties officeooo:rsid="0014e46c" officeooo:paragraph-rsid="0014e46c"/>
    </style:style>
    <style:style style:name="P17" style:family="paragraph" style:parent-style-name="Footnote">
      <style:text-properties officeooo:rsid="002808c2" officeooo:paragraph-rsid="002808c2"/>
    </style:style>
    <style:style style:name="P18" style:family="paragraph" style:parent-style-name="Footnote">
      <style:text-properties officeooo:rsid="00290ba6" officeooo:paragraph-rsid="00290ba6"/>
    </style:style>
    <style:style style:name="P19" style:family="paragraph" style:parent-style-name="Footnote">
      <style:text-properties officeooo:rsid="002c027a" officeooo:paragraph-rsid="002c027a"/>
    </style:style>
    <style:style style:name="P20" style:family="paragraph" style:parent-style-name="Footnote">
      <style:text-properties officeooo:rsid="002e3dc2" officeooo:paragraph-rsid="002e3dc2"/>
    </style:style>
    <style:style style:name="P21" style:family="paragraph" style:parent-style-name="Table">
      <style:paragraph-properties fo:keep-with-next="always"/>
    </style:style>
    <style:style style:name="P22" style:family="paragraph" style:parent-style-name="Heading_20_1">
      <style:text-properties officeooo:rsid="001fe14d" officeooo:paragraph-rsid="001fe14d"/>
    </style:style>
    <style:style style:name="P23" style:family="paragraph" style:parent-style-name="Table_20_Contents">
      <style:paragraph-properties fo:text-align="center" style:justify-single-word="false"/>
      <style:text-properties officeooo:rsid="00247436" officeooo:paragraph-rsid="00247436"/>
    </style:style>
    <style:style style:name="P24" style:family="paragraph" style:parent-style-name="Table_20_Contents">
      <style:text-properties officeooo:rsid="0033ebec" officeooo:paragraph-rsid="0033ebec"/>
    </style:style>
    <style:style style:name="P25" style:family="paragraph" style:parent-style-name="Table_20_Contents">
      <style:text-properties officeooo:rsid="0034d661" officeooo:paragraph-rsid="0034d661"/>
    </style:style>
    <style:style style:name="P26" style:family="paragraph" style:parent-style-name="Table_20_Contents">
      <style:paragraph-properties fo:text-align="center" style:justify-single-word="false"/>
      <style:text-properties officeooo:rsid="0034d661" officeooo:paragraph-rsid="0034d661"/>
    </style:style>
    <style:style style:name="P27" style:family="paragraph" style:parent-style-name="Table_20_Contents">
      <style:paragraph-properties fo:text-align="center" style:justify-single-word="false"/>
      <style:text-properties officeooo:rsid="00350fe6" officeooo:paragraph-rsid="00350fe6"/>
    </style:style>
    <style:style style:name="P28" style:family="paragraph" style:parent-style-name="Table_20_Contents">
      <style:paragraph-properties fo:text-align="center" style:justify-single-word="false"/>
      <style:text-properties officeooo:rsid="00383d2e" officeooo:paragraph-rsid="00383d2e"/>
    </style:style>
    <style:style style:name="P29" style:family="paragraph" style:parent-style-name="Footnote">
      <style:text-properties officeooo:rsid="00333698" officeooo:paragraph-rsid="00333698"/>
    </style:style>
    <style:style style:name="P30" style:family="paragraph" style:parent-style-name="Footnote">
      <style:text-properties officeooo:rsid="0033ebec" officeooo:paragraph-rsid="0033ebe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16">#degrowth #sustainable-consumption #ubuntu #linux <text:line-break/>#open-source #guitar #minimalism #podcasts #<text:span text:style-name="T11">languages</text:span></text:p>
      <text:h text:style-name="Heading_20_1" text:outline-level="1">Who am I?</text:h>
      <text:p text:style-name="P9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17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13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17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10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18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18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18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18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18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18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18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18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11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11"><text:span text:style-name="T3">I work at a</text:span> standing desk <text:span text:style-name="T3">and use a program to remind myself to take regular breaks from work</text:span><text:span text:style-name="T3"><text:note text:id="ftn0" text:note-class="footnote"><text:note-citation>11</text:note-citation><text:note-body><text:p text:style-name="P29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22" text:outline-level="1">What am I <text:span text:style-name="T14">a little bit </text:span>proud of?</text:h>
      <text:p text:style-name="P14">I cannot help myself but feel a little bit of pride that my co-authored publication “Culture meets Flows: The Cultural Dimension of Urban Metabolism”<text:note text:id="ftn11" text:note-class="footnote"><text:note-citation>12</text:note-citation><text:note-body><text:p text:style-name="P19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2" text:note-class="footnote"><text:note-citation>13</text:note-citation><text:note-body><text:p text:style-name="P19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12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30">At present this table only includes things I consume in my private life and exludes things I consume at work.</text:p></text:note-body></text:note></text:span><text:span text:style-name="T6">.</text:span></text:p>
      <text:p text:style-name="P21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A"/>
        <table:table-column table:style-name="RegularSustainableConsumption.D"/>
        <table:table-row>
          <table:table-cell table:style-name="RegularSustainableConsumption.A1" office:value-type="string">
            <text:p text:style-name="P15">Product</text:p>
          </table:table-cell>
          <table:table-cell table:style-name="RegularSustainableConsumption.B1" office:value-type="string">
            <text:p text:style-name="P15">Category</text:p>
          </table:table-cell>
          <table:table-cell table:style-name="RegularSustainableConsumption.B1" office:value-type="string">
            <text:p text:style-name="P15">Stage 1: <text:span text:style-name="T8">Financial contribution</text:span></text:p>
          </table:table-cell>
          <table:table-cell table:style-name="RegularSustainableConsumption.D1" office:value-type="string">
            <text:p text:style-name="P15">Stage 2: <text:span text:style-name="T8">Time 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24">GNU</text:p>
          </table:table-cell>
          <table:table-cell table:style-name="RegularSustainableConsumption.B2" office:value-type="string">
            <text:p text:style-name="P5"/>
          </table:table-cell>
          <table:table-cell table:style-name="RegularSustainableConsumption.C2" office:value-type="string">
            <text:p text:style-name="Table_20_Contents"/>
          </table:table-cell>
          <table:table-cell table:style-name="RegularSustainableConsumption.D2" office:value-type="string">
            <text:p text:style-name="Table_20_Contents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5">Software</text:p>
          </table:table-cell>
          <table:table-cell table:style-name="RegularSustainableConsumption.C3" office:value-type="string">
            <text:p text:style-name="Table_20_Contents"/>
          </table:table-cell>
          <table:table-cell table:style-name="RegularSustainableConsumption.D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Ubuntu</text:p>
          </table:table-cell>
          <table:table-cell table:style-name="RegularSustainableConsumption.B4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MATE</text:p>
          </table:table-cell>
          <table:table-cell table:style-name="RegularSustainableConsumption.B5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2">Ubuntu MATE</text:p>
          </table:table-cell>
          <table:table-cell table:style-name="RegularSustainableConsumption.B6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2">LibreOffice</text:p>
          </table:table-cell>
          <table:table-cell table:style-name="RegularSustainableConsumption.B7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7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TLP</text:p>
          </table:table-cell>
          <table:table-cell table:style-name="RegularSustainableConsumption.B8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8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SMPlayer</text:p>
          </table:table-cell>
          <table:table-cell table:style-name="RegularSustainableConsumption.B9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9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reen Recorder</text:p>
          </table:table-cell>
          <table:table-cell table:style-name="RegularSustainableConsumption.B10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0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Peek</text:p>
          </table:table-cell>
          <table:table-cell table:style-name="RegularSustainableConsumption.B11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1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Language Tool</text:p>
          </table:table-cell>
          <table:table-cell table:style-name="RegularSustainableConsumption.B12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2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rammarly</text:p>
          </table:table-cell>
          <table:table-cell table:style-name="RegularSustainableConsumption.B13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Wikipedia</text:p>
          </table:table-cell>
          <table:table-cell table:style-name="RegularSustainableConsumption.B14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4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Hello Internet</text:p>
          </table:table-cell>
          <table:table-cell table:style-name="RegularSustainableConsumption.B15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5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Late Night Linux</text:p>
          </table:table-cell>
          <table:table-cell table:style-name="RegularSustainableConsumption.B16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6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Ubuntu Podcast</text:p>
          </table:table-cell>
          <table:table-cell table:style-name="RegularSustainableConsumption.B17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7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Cortex</text:p>
          </table:table-cell>
          <table:table-cell table:style-name="RegularSustainableConsumption.B18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8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On Being</text:p>
          </table:table-cell>
          <table:table-cell table:style-name="RegularSustainableConsumption.B19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19" office:value-type="string">
            <text:p text:style-name="Table_20_Contents"/>
          </table:table-cell>
        </table:table-row>
        <text:soft-page-break/>
        <table:table-row>
          <table:table-cell table:style-name="RegularSustainableConsumption.A70" office:value-type="string">
            <text:p text:style-name="P4">PC Games</text:p>
          </table:table-cell>
          <table:table-cell table:style-name="RegularSustainableConsumption.B20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0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amestar</text:p>
          </table:table-cell>
          <table:table-cell table:style-name="RegularSustainableConsumption.B21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1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heute-show</text:p>
          </table:table-cell>
          <table:table-cell table:style-name="RegularSustainableConsumption.B22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2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extra3</text:p>
          </table:table-cell>
          <table:table-cell table:style-name="RegularSustainableConsumption.B23" office:value-type="string">
            <text:p text:style-name="P5">Podcast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Safe Eyes</text:p>
          </table:table-cell>
          <table:table-cell table:style-name="RegularSustainableConsumption.B24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4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CopyQ</text:p>
          </table:table-cell>
          <table:table-cell table:style-name="RegularSustainableConsumption.B25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5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Cuttlefish</text:p>
          </table:table-cell>
          <table:table-cell table:style-name="RegularSustainableConsumption.B26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6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Audacity</text:p>
          </table:table-cell>
          <table:table-cell table:style-name="RegularSustainableConsumption.B27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7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Inkscape</text:p>
          </table:table-cell>
          <table:table-cell table:style-name="RegularSustainableConsumption.B28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8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IMP</text:p>
          </table:table-cell>
          <table:table-cell table:style-name="RegularSustainableConsumption.B29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29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Telegram</text:p>
          </table:table-cell>
          <table:table-cell table:style-name="RegularSustainableConsumption.B30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0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Podcast Addict</text:p>
          </table:table-cell>
          <table:table-cell table:style-name="RegularSustainableConsumption.B31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1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Thunderbird</text:p>
          </table:table-cell>
          <table:table-cell table:style-name="RegularSustainableConsumption.B32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2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Pithos</text:p>
          </table:table-cell>
          <table:table-cell table:style-name="RegularSustainableConsumption.B33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Pandora</text:p>
          </table:table-cell>
          <table:table-cell table:style-name="RegularSustainableConsumption.B34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4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oogle Chrome</text:p>
          </table:table-cell>
          <table:table-cell table:style-name="RegularSustainableConsumption.B35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5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/>
          </table:table-cell>
          <table:table-cell table:style-name="RegularSustainableConsumption.B36" office:value-type="string">
            <text:p text:style-name="P6"/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6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uBlock</text:p>
          </table:table-cell>
          <table:table-cell table:style-name="RegularSustainableConsumption.B37" office:value-type="string">
            <text:p text:style-name="P26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7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HTTPS Everywhere</text:p>
          </table:table-cell>
          <table:table-cell table:style-name="RegularSustainableConsumption.B38" office:value-type="string">
            <text:p text:style-name="P26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8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Read Aloud</text:p>
          </table:table-cell>
          <table:table-cell table:style-name="RegularSustainableConsumption.B39" office:value-type="string">
            <text:p text:style-name="P26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39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Privacy Badger</text:p>
          </table:table-cell>
          <table:table-cell table:style-name="RegularSustainableConsumption.B40" office:value-type="string">
            <text:p text:style-name="P26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0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New Tab Notes</text:p>
          </table:table-cell>
          <table:table-cell table:style-name="RegularSustainableConsumption.B41" office:value-type="string">
            <text:p text:style-name="P26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1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25">Autofill</text:p>
          </table:table-cell>
          <table:table-cell table:style-name="RegularSustainableConsumption.B43" office:value-type="string">
            <text:p text:style-name="P26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TSRLT</text:p>
          </table:table-cell>
          <table:table-cell table:style-name="RegularSustainableConsumption.B43" office:value-type="string">
            <text:p text:style-name="P26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oogle Calendar</text:p>
          </table:table-cell>
          <table:table-cell table:style-name="RegularSustainableConsumption.B44" office:value-type="string">
            <text:p text:style-name="P26">Web App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4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mail</text:p>
          </table:table-cell>
          <table:table-cell table:style-name="RegularSustainableConsumption.B45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5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mail Offline</text:p>
          </table:table-cell>
          <table:table-cell table:style-name="RegularSustainableConsumption.B46" office:value-type="string">
            <text:p text:style-name="P27">Service/Web App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6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Markdown</text:p>
          </table:table-cell>
          <table:table-cell table:style-name="RegularSustainableConsumption.B47" office:value-type="string">
            <text:p text:style-name="P27">Taxonomy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7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ShoutEngine</text:p>
          </table:table-cell>
          <table:table-cell table:style-name="RegularSustainableConsumption.B48" office:value-type="string">
            <text:p text:style-name="P5">Service/ <text:span text:style-name="T15">Web App</text:span>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48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WhatsApp</text:p>
          </table:table-cell>
          <table:table-cell table:style-name="RegularSustainableConsumption.B50" office:value-type="string">
            <text:p text:style-name="P5"><text:span text:style-name="T15">Android </text:span>App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0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7">Skype</text:p>
          </table:table-cell>
          <table:table-cell table:style-name="RegularSustainableConsumption.B50" office:value-type="string">
            <text:p text:style-name="P8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0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Facebook</text:p>
          </table:table-cell>
          <table:table-cell table:style-name="RegularSustainableConsumption.B51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1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Messenger</text:p>
          </table:table-cell>
          <table:table-cell table:style-name="RegularSustainableConsumption.B52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2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Unison</text:p>
          </table:table-cell>
          <table:table-cell table:style-name="RegularSustainableConsumption.B53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CrashPlan</text:p>
          </table:table-cell>
          <table:table-cell table:style-name="RegularSustainableConsumption.B54" office:value-type="string">
            <text:p text:style-name="P5">Software/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4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Tasker</text:p>
          </table:table-cell>
          <table:table-cell table:style-name="RegularSustainableConsumption.B55" office:value-type="string">
            <text:p text:style-name="P5"><text:span text:style-name="T16">Android </text:span>App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5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Redshift</text:p>
          </table:table-cell>
          <table:table-cell table:style-name="RegularSustainableConsumption.B56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6" office:value-type="string">
            <text:p text:style-name="Table_20_Contents"/>
          </table:table-cell>
        </table:table-row>
        <text:soft-page-break/>
        <table:table-row>
          <table:table-cell table:style-name="RegularSustainableConsumption.A70" office:value-type="string">
            <text:p text:style-name="P4">Shutter</text:p>
          </table:table-cell>
          <table:table-cell table:style-name="RegularSustainableConsumption.B57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7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Albert</text:p>
          </table:table-cell>
          <table:table-cell table:style-name="RegularSustainableConsumption.B58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8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Atom</text:p>
          </table:table-cell>
          <table:table-cell table:style-name="RegularSustainableConsumption.B59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59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ithub</text:p>
          </table:table-cell>
          <table:table-cell table:style-name="RegularSustainableConsumption.B60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0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ithub Pages</text:p>
          </table:table-cell>
          <table:table-cell table:style-name="RegularSustainableConsumption.B61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1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Git</text:p>
          </table:table-cell>
          <table:table-cell table:style-name="RegularSustainableConsumption.B62" office:value-type="string">
            <text:p text:style-name="P5">Softwar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2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Bountysource</text:p>
          </table:table-cell>
          <table:table-cell table:style-name="RegularSustainableConsumption.B63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3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Flattr</text:p>
          </table:table-cell>
          <table:table-cell table:style-name="RegularSustainableConsumption.B64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4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PayPal</text:p>
          </table:table-cell>
          <table:table-cell table:style-name="RegularSustainableConsumption.B65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5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4">Patreon</text:p>
          </table:table-cell>
          <table:table-cell table:style-name="RegularSustainableConsumption.B66" office:value-type="string">
            <text:p text:style-name="P5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6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1">WordPress</text:p>
          </table:table-cell>
          <table:table-cell table:style-name="RegularSustainableConsumption.B67" office:value-type="string">
            <text:p text:style-name="P3">Software/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7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1"><text:span text:style-name="T7">A</text:span>rchive.is</text:p>
          </table:table-cell>
          <table:table-cell table:style-name="RegularSustainableConsumption.B68" office:value-type="string">
            <text:p text:style-name="P3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8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69" office:value-type="string">
            <text:p text:style-name="P3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69" office:value-type="string">
            <text:p text:style-name="Table_20_Contents"/>
          </table:table-cell>
        </table:table-row>
        <table:table-row>
          <table:table-cell table:style-name="RegularSustainableConsumption.A70" office:value-type="string">
            <text:p text:style-name="P1"><text:span text:style-name="T7">W</text:span>ebcitation.org</text:p>
          </table:table-cell>
          <table:table-cell table:style-name="RegularSustainableConsumption.B70" office:value-type="string">
            <text:p text:style-name="P3">Service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70" office:value-type="string">
            <text:p text:style-name="Table_20_Contents"/>
          </table:table-cell>
        </table:table-row>
        <table:table-row>
          <table:table-cell table:style-name="RegularSustainableConsumption.A71" office:value-type="string">
            <text:p text:style-name="P1">Archieveror</text:p>
          </table:table-cell>
          <table:table-cell table:style-name="RegularSustainableConsumption.B71" office:value-type="string">
            <text:p text:style-name="P28">Chrome Extension</text:p>
          </table:table-cell>
          <table:table-cell table:style-name="RegularSustainableConsumption.C71" office:value-type="string">
            <text:p text:style-name="Table_20_Contents"/>
          </table:table-cell>
          <table:table-cell table:style-name="RegularSustainableConsumption.D71" office:value-type="string">
            <text:p text:style-name="Table_20_Contents"/>
          </table:table-cell>
        </table:table-row>
      </table:table>
      <text:h text:style-name="Heading_20_1" text:outline-level="1">Credits</text:h>
      <text:p text:style-name="P14">I update<text:span text:style-name="T8">d</text:span> this simple website <text:span text:style-name="T8">with</text:span> ♥ <text:span text:style-name="T8">on </text:span><text:span text:style-name="T8"><text:date style:data-style-name="N37" text:date-value="2017-05-30T07:34:49.511655759">05/30/17</text:date></text:span><text:span text:style-name="T8"> </text:span>and want to thank Ubuntu MATE, LibreOffice Writer as well as Github Pages for making this possible. The source code of this page is publicly available<text:note text:id="ftn13" text:note-class="footnote"><text:note-citation>15</text:note-citation><text:note-body><text:p text:style-name="P20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5-30T07:34:49.401860475</dc:date>
    <dc:creator>Robert Orzanna</dc:creator>
    <meta:editing-duration>PT6H23M1S</meta:editing-duration>
    <meta:editing-cycles>50</meta:editing-cycles>
    <meta:generator>LibreOffice/5.3.3.2$Linux_X86_64 LibreOffice_project/30m0$Build-2</meta:generator>
    <dc:subject>Welcome to the personal website of Robert Orzanna</dc:subject>
    <dc:title>Robert Orzanna</dc:title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document-statistic meta:table-count="1" meta:image-count="0" meta:object-count="0" meta:page-count="4" meta:paragraph-count="175" meta:word-count="791" meta:character-count="4976" meta:non-whitespace-character-count="4357"/>
  </office:meta>
</office:document-meta>
</file>